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1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Sources de risques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Idéologie – Agitati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Ludique – Exploit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Espionnage – Renseignement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Sabotage – Destructi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Fraude – Gain financier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Malveillance – Vengeance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alariés méconten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f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berpatri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currents déloyau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gences de renseignement étatiqu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fficines privées spécialisé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ack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olescen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ngs ou individus isolé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berterroristes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0:03:29.268728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6:58:58.542847574</meta:creation-date>
    <dc:date>2021-12-06T10:03:52.280968657</dc:date>
    <meta:editing-duration>PT4M47S</meta:editing-duration>
    <meta:editing-cycles>2</meta:editing-cycles>
    <meta:generator>LibreOffice/6.4.7.2$Linux_X86_64 LibreOffice_project/40$Build-2</meta:generator>
    <meta:document-statistic meta:table-count="1" meta:cell-count="17" meta:object-count="0"/>
  </office:meta>
</office:document-meta>
</file>